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3" style:family="graphic" style:parent-style-name="objectwithoutfill">
      <style:graphic-properties svg:stroke-width="0.305cm" draw:marker-start-width="1.117cm" draw:marker-end="Arrow" draw:marker-end-width="0.508cm" draw:fill="none" draw:textarea-vertical-align="middle" fo:padding-top="0.277cm" fo:padding-bottom="0.277cm" fo:padding-left="0.402cm" fo:padding-right="0.4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9.017cm" svg:x="1.64cm" svg:y="1.1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65cm" svg:height="0.962cm" draw:transform="rotate (1.5707963267949) translate (1.821cm 9.552cm)">
          <draw:text-box>
            <text:p>Input: sequence of words</text:p>
          </draw:text-box>
        </draw:frame>
        <draw:custom-shape draw:style-name="gr1" draw:text-style-name="P1" draw:layer="layout" svg:width="1.397cm" svg:height="5.969cm" svg:x="5.84cm" svg:y="2.70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61cm" svg:height="0.962cm" draw:transform="rotate (1.5707963267949) translate (6.012cm 8.401cm)">
          <draw:text-box>
            <text:p>Embedding layer</text:p>
          </draw:text-box>
        </draw:frame>
        <draw:line draw:style-name="gr3" draw:text-style-name="P1" draw:layer="layout" svg:x1="3.037cm" svg:y1="5.65cm" svg:x2="5.831cm" svg:y2="5.669cm">
          <text:p/>
        </draw:line>
        <draw:custom-shape draw:style-name="gr1" draw:text-style-name="P1" draw:layer="layout" svg:width="1.397cm" svg:height="6.096cm" svg:x="10.04cm" svg:y="2.60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24cm" svg:height="0.962cm" draw:transform="rotate (1.5707963267949) translate (10.212cm 6.901cm)">
          <draw:text-box>
            <text:p>GRU1</text:p>
          </draw:text-box>
        </draw:frame>
        <draw:line draw:style-name="gr3" draw:text-style-name="P1" draw:layer="layout" svg:x1="7.261cm" svg:y1="5.655cm" svg:x2="10.055cm" svg:y2="5.674cm">
          <text:p/>
        </draw:line>
        <draw:custom-shape draw:style-name="gr1" draw:text-style-name="P1" draw:layer="layout" svg:width="1.397cm" svg:height="6.096cm" svg:x="14.164cm" svg:y="2.60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24cm" svg:height="0.962cm" draw:transform="rotate (1.5707963267949) translate (14.336cm 6.901cm)">
          <draw:text-box>
            <text:p>GRU2</text:p>
          </draw:text-box>
        </draw:frame>
        <draw:line draw:style-name="gr3" draw:text-style-name="P1" draw:layer="layout" svg:x1="11.385cm" svg:y1="5.655cm" svg:x2="14.179cm" svg:y2="5.674cm">
          <text:p/>
        </draw:line>
        <draw:custom-shape draw:style-name="gr1" draw:text-style-name="P1" draw:layer="layout" svg:width="1.397cm" svg:height="4.699cm" svg:x="18.288cm" svg:y="3.3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24cm" svg:height="0.962cm" draw:transform="rotate (1.5707963267949) translate (18.46cm 6.901cm)">
          <draw:text-box>
            <text:p>dense</text:p>
          </draw:text-box>
        </draw:frame>
        <draw:line draw:style-name="gr3" draw:text-style-name="P1" draw:layer="layout" svg:x1="15.509cm" svg:y1="5.655cm" svg:x2="18.303cm" svg:y2="5.674cm">
          <text:p/>
        </draw:line>
        <draw:custom-shape draw:style-name="gr1" draw:text-style-name="P1" draw:layer="layout" svg:width="1.397cm" svg:height="2.54cm" svg:x="22.412cm" svg:y="4.50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24cm" svg:height="0.962cm" draw:transform="rotate (1.5707963267949) translate (22.584cm 6.901cm)">
          <draw:text-box>
            <text:p>output</text:p>
          </draw:text-box>
        </draw:frame>
        <draw:line draw:style-name="gr3" draw:text-style-name="P1" draw:layer="layout" svg:x1="19.633cm" svg:y1="5.655cm" svg:x2="22.427cm" svg:y2="5.6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9:08:12.104108023</meta:creation-date>
    <dc:date>2018-06-06T09:23:53.235667936</dc:date>
    <meta:editing-duration>PT49S</meta:editing-duration>
    <meta:editing-cycles>2</meta:editing-cycles>
    <meta:generator>LibreOffice/4.2.8.2$Linux_X86_64 LibreOffice_project/420m0$Build-2</meta:generator>
    <meta:document-statistic meta:object-count="17"/>
  </office:meta>
</office:document-meta>
</file>